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/>
    <style:font-face style:name="Noto Serif CJK SC" svg:font-family="'Noto Serif CJK SC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a5c8"/>
    </style:style>
    <style:style style:name="P2" style:family="paragraph" style:parent-style-name="Text_20_body">
      <style:text-properties officeooo:paragraph-rsid="00245c50"/>
    </style:style>
    <style:style style:name="P3" style:family="paragraph" style:parent-style-name="Text_20_body">
      <style:text-properties officeooo:paragraph-rsid="002e5c76"/>
    </style:style>
    <style:style style:name="P4" style:family="paragraph" style:parent-style-name="Text_20_body">
      <style:text-properties officeooo:paragraph-rsid="0031fea2"/>
    </style:style>
    <style:style style:name="P5" style:family="paragraph" style:parent-style-name="Text_20_body">
      <style:paragraph-properties fo:text-align="center" style:justify-single-word="false"/>
      <style:text-properties style:text-position="0% 100%" officeooo:rsid="0020adab" officeooo:paragraph-rsid="00245c50"/>
    </style:style>
    <style:style style:name="P6" style:family="paragraph" style:parent-style-name="Text_20_body">
      <style:paragraph-properties fo:text-align="center" style:justify-single-word="false"/>
      <style:text-properties style:text-position="0% 100%" officeooo:rsid="0020adab" officeooo:paragraph-rsid="001ba5c8"/>
    </style:style>
    <style:style style:name="P7" style:family="paragraph" style:parent-style-name="Text_20_body">
      <style:paragraph-properties fo:text-align="center" style:justify-single-word="false"/>
      <style:text-properties officeooo:paragraph-rsid="001ec737"/>
    </style:style>
    <style:style style:name="P8" style:family="paragraph" style:parent-style-name="Text_20_body">
      <style:paragraph-properties fo:text-align="center" style:justify-single-word="false"/>
      <style:text-properties officeooo:paragraph-rsid="001e462a"/>
    </style:style>
    <style:style style:name="P9" style:family="paragraph" style:parent-style-name="Text_20_body">
      <style:text-properties officeooo:paragraph-rsid="0034ebf9"/>
    </style:style>
    <style:style style:name="P10" style:family="paragraph" style:parent-style-name="Text_20_body">
      <style:paragraph-properties fo:text-align="center" style:justify-single-word="false"/>
      <style:text-properties officeooo:paragraph-rsid="002e5c76"/>
    </style:style>
    <style:style style:name="P11" style:family="paragraph" style:parent-style-name="Text_20_body">
      <style:text-properties officeooo:paragraph-rsid="004d70d4"/>
    </style:style>
    <style:style style:name="P12" style:family="paragraph" style:parent-style-name="Text_20_body">
      <style:text-properties officeooo:paragraph-rsid="0053d9a3"/>
    </style:style>
    <style:style style:name="P13" style:family="paragraph" style:parent-style-name="Text_20_body">
      <style:text-properties officeooo:paragraph-rsid="00571b78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text-position="sub 58%" style:font-name="Liberation Serif" fo:font-size="10.5pt" fo:font-weight="normal" officeooo:rsid="004a0efc" style:font-name-asian="Liberation Serif" style:font-size-asian="10.5pt" style:font-weight-asian="normal" style:font-name-complex="Lohit Devanagari" style:font-size-complex="10.5pt" style:font-weight-complex="normal"/>
    </style:style>
    <style:style style:name="T4" style:family="text">
      <style:text-properties style:text-position="sub 58%" style:font-name="Liberation Serif" fo:font-size="10.5pt" fo:font-weight="normal" officeooo:rsid="0051ec69" style:font-name-asian="Liberation Serif" style:font-size-asian="10.5pt" style:font-weight-asian="normal" style:font-name-complex="Lohit Devanagari" style:font-size-complex="10.5pt" style:font-weight-complex="normal"/>
    </style:style>
    <style:style style:name="T5" style:family="text">
      <style:text-properties style:text-position="sub 58%"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text-position="sub 58%" officeooo:rsid="0051ec69"/>
    </style:style>
    <style:style style:name="T7" style:family="text">
      <style:text-properties style:text-position="0% 100%" officeooo:rsid="0020adab"/>
    </style:style>
    <style:style style:name="T8" style:family="text">
      <style:text-properties style:text-position="0% 100%" officeooo:rsid="002e5c76"/>
    </style:style>
    <style:style style:name="T9" style:family="text">
      <style:text-properties style:text-position="0% 100%" style:font-name="Liberation Serif" fo:font-size="10.5pt" officeooo:rsid="004981c2" style:font-size-asian="10.5pt" style:font-size-complex="10.5pt"/>
    </style:style>
    <style:style style:name="T10" style:family="text">
      <style:text-properties style:text-position="0% 100%" style:font-name="Liberation Serif" fo:font-size="10.5pt" fo:font-weight="normal" officeooo:rsid="004a0efc" style:font-name-asian="Liberation Serif" style:font-size-asian="10.5pt" style:font-weight-asian="normal" style:font-name-complex="Lohit Devanagari" style:font-size-complex="10.5pt" style:font-weight-complex="normal"/>
    </style:style>
    <style:style style:name="T11" style:family="text">
      <style:text-properties style:text-position="0% 100%" style:font-name="Liberation Serif" fo:font-size="10.5pt" fo:font-weight="normal" officeooo:rsid="004d70d4" style:font-name-asian="Liberation Serif" style:font-size-asian="10.5pt" style:font-weight-asian="normal" style:font-name-complex="Lohit Devanagari" style:font-size-complex="10.5pt" style:font-weight-complex="normal"/>
    </style:style>
    <style:style style:name="T12" style:family="text">
      <style:text-properties style:text-position="0% 100%" style:font-name="Liberation Serif" fo:font-size="10.5pt" fo:font-weight="normal" officeooo:rsid="0051ec69" style:font-name-asian="Liberation Serif" style:font-size-asian="10.5pt" style:font-weight-asian="normal" style:font-name-complex="Lohit Devanagari" style:font-size-complex="10.5pt" style:font-weight-complex="normal"/>
    </style:style>
    <style:style style:name="T13" style:family="text">
      <style:text-properties style:text-position="0% 100%" style:font-name="Liberation Serif" fo:font-size="10.5pt" fo:font-weight="normal" officeooo:rsid="0053d9a3" style:font-name-asian="Liberation Serif" style:font-size-asian="10.5pt" style:font-weight-asian="normal" style:font-name-complex="Lohit Devanagari" style:font-size-complex="10.5pt" style:font-weight-complex="normal"/>
    </style:style>
    <style:style style:name="T14" style:family="text">
      <style:text-properties style:text-position="0% 100%" style:font-name="Liberation Serif" fo:font-size="10.5pt" fo:font-weight="normal" officeooo:rsid="00551a77" style:font-name-asian="Liberation Serif" style:font-size-asian="10.5pt" style:font-weight-asian="normal" style:font-name-complex="Lohit Devanagari" style:font-size-complex="10.5pt" style:font-weight-complex="normal"/>
    </style:style>
    <style:style style:name="T15" style:family="text">
      <style:text-properties style:text-position="0% 100%" style:font-name="Liberation Serif" fo:font-size="10.5pt" fo:font-weight="normal" officeooo:rsid="0051e0df" style:font-name-asian="Liberation Serif" style:font-size-asian="10.5pt" style:font-weight-asian="normal" style:font-name-complex="Lohit Devanagari" style:font-size-complex="10.5pt" style:font-weight-complex="normal"/>
    </style:style>
    <style:style style:name="T16" style:family="text">
      <style:text-properties style:text-position="0% 100%" style:font-name="Liberation Serif" fo:font-size="10.5pt" fo:font-weight="normal" officeooo:rsid="004ea267" style:font-name-asian="Liberation Serif" style:font-size-asian="10.5pt" style:font-weight-asian="normal" style:font-name-complex="Lohit Devanagari" style:font-size-complex="10.5pt" style:font-weight-complex="normal"/>
    </style:style>
    <style:style style:name="T17" style:family="text">
      <style:text-properties style:text-position="0% 100%" style:font-name="Liberation Serif" fo:font-size="14.1000003814697pt" fo:font-weight="bold" officeooo:rsid="004d70d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text-position="0% 100%" style:font-name="Liberation Serif" fo:font-size="11pt" fo:font-weight="normal" officeooo:rsid="0053d9a3" style:font-name-asian="Liberation Serif" style:font-size-asian="11pt" style:font-weight-asian="normal" style:font-name-complex="Lohit Devanagari" style:font-size-complex="11pt" style:font-weight-complex="normal"/>
    </style:style>
    <style:style style:name="T19" style:family="text">
      <style:text-properties style:text-position="0% 100%" style:font-name="Liberation Serif" fo:font-size="12pt" fo:font-weight="normal" officeooo:rsid="0051e0df" style:font-name-asian="Liberation Serif" style:font-size-asian="12pt" style:font-weight-asian="normal" style:font-name-complex="Lohit Devanagari" style:font-size-complex="12pt" style:font-weight-complex="normal"/>
    </style:style>
    <style:style style:name="T20" style:family="text">
      <style:text-properties style:text-position="0% 100%" style:font-name="Liberation Serif" fo:font-size="12pt" fo:font-weight="normal" officeooo:rsid="004ea267" style:font-name-asian="Liberation Serif" style:font-size-asian="12pt" style:font-weight-asian="normal" style:font-name-complex="Lohit Devanagari" style:font-size-complex="12pt" style:font-weight-complex="normal"/>
    </style:style>
    <style:style style:name="T21" style:family="text">
      <style:text-properties style:text-position="0% 100%" style:font-name="Liberation Serif" fo:font-size="12pt" fo:font-weight="normal" officeooo:rsid="0056c5db" style:font-name-asian="Liberation Serif" style:font-size-asian="12pt" style:font-weight-asian="normal" style:font-name-complex="Lohit Devanagari" style:font-size-complex="12pt" style:font-weight-complex="normal"/>
    </style:style>
    <style:style style:name="T22" style:family="text">
      <style:text-properties style:text-position="0% 100%" style:font-name="Liberation Serif" fo:font-size="12pt" fo:font-weight="normal" officeooo:rsid="00571b78" style:font-name-asian="Liberation Serif" style:font-size-asian="12pt" style:font-weight-asian="normal" style:font-name-complex="Lohit Devanagari" style:font-size-complex="12pt" style:font-weight-complex="normal"/>
    </style:style>
    <style:style style:name="T23" style:family="text">
      <style:text-properties style:text-position="0% 100%" officeooo:rsid="0051ec69"/>
    </style:style>
    <style:style style:name="T24" style:family="text">
      <style:text-properties officeooo:rsid="004ea267"/>
    </style:style>
    <style:style style:name="T25" style:family="text">
      <style:text-properties officeooo:rsid="0051e0df"/>
    </style:style>
    <style:style style:name="T26" style:family="text">
      <style:text-properties officeooo:rsid="0051ec69"/>
    </style:style>
    <style:style style:name="T27" style:family="text">
      <style:text-properties officeooo:rsid="0053d9a3"/>
    </style:style>
    <style:style style:name="T28" style:family="text">
      <style:text-properties officeooo:rsid="0056c5db"/>
    </style:style>
    <style:style style:name="T29" style:family="text">
      <style:text-properties officeooo:rsid="00571b7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2">Critic的输入输出</text:span><text:span text:style-name="T1">：</text:span></text:h>
      <text:p text:style-name="P4"><text:s text:c="4"/>• 已知使用的actor（命名为π），给critic输入当前的状态s输出估计出的该actor在整个流程结束可以得到的reward，可以用函数表示为:</text:p>
      <text:p text:style-name="P8"><draw:frame draw:style-name="fr1" draw:name="Object3" text:anchor-type="as-char" svg:y="-0.386cm" svg:width="1.215cm" svg:height="0.54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"><text:span text:style-name="T2">如何训练V</text:span><text:span text:style-name="T5">π</text:span><text:span text:style-name="T17">(s)：</text:span></text:p>
      <text:p text:style-name="P12"><text:s text:c="4"/>• <text:span text:style-name="T24">Monte-Carlo（MC）方法：</text:span><text:span text:style-name="T25">当critic对应的</text:span>actor处于某个状态<text:span text:style-name="T25">s时</text:span>，计算出整个流程结束累加得到的奖励<text:span text:style-name="T27">G</text:span>，然后直接<text:span text:style-name="T25">用s和对应的</text:span><text:span text:style-name="T27">G</text:span><text:span text:style-name="T25">来训练critic神经网络。缺点</text:span><text:span text:style-name="T27">：由于G是状态</text:span><text:span text:style-name="T25">s后面全部</text:span><text:span text:style-name="T27">流程奖励的累加，且每次的状态和采取的行动都有随机性，所以后续状态和对应行动所获得的奖励可能会发生很大变化，两次实验actor对应同一状态最终的奖励G可能差别很大。</text:span></text:p>
      <text:p text:style-name="P12"><text:s text:c="4"/>• <text:span text:style-name="T25">Temporal</text:span><text:span text:style-name="T24">-</text:span><text:span text:style-name="T25">difference</text:span><text:span text:style-name="T24">（TD）方法：</text:span><text:span text:style-name="T26">当</text:span>actor处于状态<text:span text:style-name="T26">S</text:span><text:span text:style-name="T6">t</text:span><text:span text:style-name="T23">时，critic输出为</text:span><text:span text:style-name="T10">V</text:span><text:span text:style-name="T3">π</text:span><text:span text:style-name="T11">(</text:span><text:span text:style-name="T12">S</text:span><text:span text:style-name="T4">t</text:span><text:span text:style-name="T11">)</text:span>，然后下一个状态<text:span text:style-name="T26">S</text:span><text:span text:style-name="T6">t+1</text:span><text:span text:style-name="T23">对应的critic输出为</text:span><text:span text:style-name="T10">V</text:span><text:span text:style-name="T3">π</text:span><text:span text:style-name="T11">(</text:span><text:span text:style-name="T12">S</text:span><text:span text:style-name="T4">t+1</text:span><text:span text:style-name="T11">)</text:span><text:span text:style-name="T13">。训练时让输出</text:span><text:span text:style-name="T10">V</text:span><text:span text:style-name="T3">π</text:span><text:span text:style-name="T11">(</text:span><text:span text:style-name="T12">S</text:span><text:span text:style-name="T4">t+1</text:span><text:span text:style-name="T11">) – </text:span><text:span text:style-name="T10">V</text:span><text:span text:style-name="T3">π</text:span><text:span text:style-name="T11">(</text:span><text:span text:style-name="T12">S</text:span><text:span text:style-name="T4">t</text:span><text:span text:style-name="T11">)</text:span><text:span text:style-name="T13">的值越接近状态</text:span><text:span text:style-name="T12">S</text:span><text:span text:style-name="T4">t</text:span><text:span text:style-name="T12">采取行动</text:span><text:span text:style-name="T18">a</text:span><text:span text:style-name="T13">所获得的奖励r越好。缺点：虽然TD方法</text:span><text:span text:style-name="T14">是两次相邻状态间估计的奖励差，奖励变化较小。但是，由于critic一开始估计的结果不一定准，所以训练的结果可能也不准。</text:span></text:p>
      <text:p text:style-name="P13"><text:span text:style-name="T14"><text:s text:c="4"/>• </text:span><text:span text:style-name="T21">State-action value</text:span><text:span text:style-name="T20">（</text:span><text:span text:style-name="T22">Q-learning</text:span><text:span text:style-name="T20">）</text:span><text:span text:style-name="T16">方法：</text:span><text:span text:style-name="T12">当</text:span><text:span text:style-name="T14">a</text:span></text:p>
      <text:p text:style-name="P7"><text:s/><draw:frame draw:style-name="fr1" draw:name="Object1" text:anchor-type="as-char" svg:y="-1.298cm" svg:width="5.606cm" svg:height="2.38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<text:span text:style-name="T7"/></text:p>
      <text:p text:style-name="P6"><draw:frame draw:style-name="fr1" draw:name="Object2" text:anchor-type="as-char" svg:y="-0.377cm" svg:width="10.948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<draw:frame draw:style-name="fr1" draw:name="Object4" text:anchor-type="as-char" svg:y="-0.377cm" svg:width="10.97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><text:span text:style-name="T7"><text:s text:c="2"/></text:span></text:p>
      <text:p text:style-name="P5"><draw:frame draw:style-name="fr1" draw:name="Object5" text:anchor-type="as-char" svg:y="-3.796cm" svg:width="13.122cm" svg:height="7.44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><text:soft-page-break/><text:span text:style-name="T8"/></text:p>
      <text:p text:style-name="P10"><text:span text:style-name="T7"><draw:frame draw:style-name="fr1" draw:name="Object6" text:anchor-type="as-char" svg:y="-0.99cm" svg:width="5.706cm" svg:height="1.8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9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/>
    <style:font-face style:name="Noto Serif CJK SC" svg:font-family="'Noto Serif CJK SC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05T23:13:16.027285046</dc:date>
    <meta:editing-duration>PT6H18M7S</meta:editing-duration>
    <meta:editing-cycles>54</meta:editing-cycles>
    <meta:generator>LibreOffice/6.4.7.2$Linux_X86_64 LibreOffice_project/40$Build-2</meta:generator>
    <meta:document-statistic meta:table-count="0" meta:image-count="0" meta:object-count="6" meta:page-count="2" meta:paragraph-count="13" meta:word-count="364" meta:character-count="539" meta:non-whitespace-character-count="513"/>
  </office:meta>
</office:document-meta>
</file>

<file path=Object 1/content.xml><?xml version="1.0" encoding="utf-8"?>
<math xmlns="http://www.w3.org/1998/Math/MathML" display="block">
  <semantics>
    <mrow>
      <msub>
        <mi>V</mi>
        <mi>π</mi>
      </msub>
      <mrow>
        <mo fence="true" stretchy="false">(</mo>
        <mrow>
          <mi>s</mi>
        </mrow>
        <mo fence="true" stretchy="false">)</mo>
      </mrow>
    </mrow>
    <annotation encoding="StarMath 5.0">V_{π}(s)</annotation>
  </semantics>
</math>
</file>

<file path=Object 2/content.xml><?xml version="1.0" encoding="utf-8"?>
<math xmlns="http://www.w3.org/1998/Math/MathML" display="block">
  <semantics>
    <mrow>
      <msub>
        <mi>Z</mi>
        <mi>c</mi>
      </msub>
      <mrow>
        <mrow>
          <mo fence="true" stretchy="true">[</mo>
          <mrow>
            <mtable>
              <mtr>
                <mtd>
                  <mi>u</mi>
                </mtd>
              </mtr>
              <mtr>
                <mtd>
                  <mi>v</mi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f</mi>
                    <mn>11</mn>
                  </msub>
                </mtd>
                <mtd>
                  <msub>
                    <mi>f</mi>
                    <mn>12</mn>
                  </msub>
                </mtd>
                <mtd>
                  <msub>
                    <mi>f</mi>
                    <mn>13</mn>
                  </msub>
                </mtd>
                <mtd>
                  <msub>
                    <mi>f</mi>
                    <mn>14</mn>
                  </msub>
                </mtd>
              </mtr>
              <mtr>
                <mtd>
                  <msub>
                    <mi>f</mi>
                    <mn>21</mn>
                  </msub>
                </mtd>
                <mtd>
                  <msub>
                    <mi>f</mi>
                    <mn>22</mn>
                  </msub>
                </mtd>
                <mtd>
                  <msub>
                    <mi>f</mi>
                    <mn>23</mn>
                  </msub>
                </mtd>
                <mtd>
                  <msub>
                    <mi>f</mi>
                    <mn>24</mn>
                  </msub>
                </mtd>
              </mtr>
              <mtr>
                <mtd>
                  <msub>
                    <mi>f</mi>
                    <mn>31</mn>
                  </msub>
                </mtd>
                <mtd>
                  <msub>
                    <mi>f</mi>
                    <mn>32</mn>
                  </msub>
                </mtd>
                <mtd>
                  <msub>
                    <mi>f</mi>
                    <mn>33</mn>
                  </msub>
                </mtd>
                <mtd>
                  <msub>
                    <mi>f</mi>
                    <mn>34</mn>
                  </msub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i>w</mi>
                </msub>
              </mtd>
            </mtr>
            <mtr>
              <mtd>
                <msub>
                  <mi>Y</mi>
                  <mi>w</mi>
                </msub>
              </mtd>
            </mtr>
            <mtr>
              <mtd>
                <msub>
                  <mi>Z</mi>
                  <mi>w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Z_{c} left [matrix{u ## v ## 1} right ]= left [ matrix{f_{11} # f_{12} # f_{13} # f_{14} ## f_{21} # f_{22} # f_{23} # f_{24} ## f_{31} # f_{32} # f_{33} # f_{34}} right ] left [ matrix{X_{w} ## Y_{w} ## Z_{w} ## 1} right ]</annotation>
  </semantics>
</math>
</file>

<file path=Object 3/content.xml><?xml version="1.0" encoding="utf-8"?>
<math xmlns="http://www.w3.org/1998/Math/MathML" display="block">
  <semantics>
    <mrow>
      <msub>
        <mi>f</mi>
        <mn>11</mn>
      </msub>
      <mrow>
        <msub>
          <mi>X</mi>
          <mi>w</mi>
        </msub>
        <mo stretchy="false">+</mo>
        <msub>
          <mi>f</mi>
          <mn>12</mn>
        </msub>
      </mrow>
      <mrow>
        <msub>
          <mi>Y</mi>
          <mi>w</mi>
        </msub>
        <mo stretchy="false">+</mo>
        <msub>
          <mi>f</mi>
          <mn>13</mn>
        </msub>
      </mrow>
      <mrow>
        <msub>
          <mi>Z</mi>
          <mi>w</mi>
        </msub>
        <mo stretchy="false">+</mo>
        <msub>
          <mi>f</mi>
          <mn>14</mn>
        </msub>
        <mo stretchy="false">−</mo>
        <msub>
          <mi>f</mi>
          <mn>31</mn>
        </msub>
      </mrow>
      <msub>
        <mi>X</mi>
        <mi>w</mi>
      </msub>
      <mrow>
        <mi>u</mi>
        <mo stretchy="false">−</mo>
        <msub>
          <mi>f</mi>
          <mn>32</mn>
        </msub>
      </mrow>
      <msub>
        <mi>Y</mi>
        <mi>w</mi>
      </msub>
      <mrow>
        <mi>u</mi>
        <mo stretchy="false">−</mo>
        <msub>
          <mi>f</mi>
          <mn>33</mn>
        </msub>
      </mrow>
      <msub>
        <mi>Z</mi>
        <mi>w</mi>
      </msub>
      <mrow>
        <mi>u</mi>
        <mo stretchy="false">−</mo>
        <msub>
          <mi>f</mi>
          <mn>34</mn>
        </msub>
      </mrow>
      <mrow>
        <mi>u</mi>
        <mo stretchy="false">=</mo>
        <mn>0</mn>
      </mrow>
    </mrow>
    <annotation encoding="StarMath 5.0">f_{11}X_{w} + f_{12}Y_{w} + f_{13}Z_{w} + f_{14}- f_{31}X_{w}u - f_{32}Y_{w}u - f_{33}Z_{w}u - f_{34}u = 0</annotation>
  </semantics>
</math>
</file>

<file path=Object 4/content.xml><?xml version="1.0" encoding="utf-8"?>
<math xmlns="http://www.w3.org/1998/Math/MathML" display="block">
  <semantics>
    <mrow>
      <msub>
        <mi>f</mi>
        <mn>21</mn>
      </msub>
      <mrow>
        <msub>
          <mi>X</mi>
          <mi>w</mi>
        </msub>
        <mo stretchy="false">+</mo>
        <msub>
          <mi>f</mi>
          <mn>22</mn>
        </msub>
      </mrow>
      <mrow>
        <msub>
          <mi>Y</mi>
          <mi>w</mi>
        </msub>
        <mo stretchy="false">+</mo>
        <msub>
          <mi>f</mi>
          <mn>23</mn>
        </msub>
      </mrow>
      <mrow>
        <msub>
          <mi>Z</mi>
          <mi>w</mi>
        </msub>
        <mo stretchy="false">+</mo>
        <msub>
          <mi>f</mi>
          <mn>24</mn>
        </msub>
        <mo stretchy="false">−</mo>
        <msub>
          <mi>f</mi>
          <mn>31</mn>
        </msub>
      </mrow>
      <msub>
        <mi>X</mi>
        <mi>w</mi>
      </msub>
      <mrow>
        <mi>v</mi>
        <mo stretchy="false">−</mo>
        <msub>
          <mi>f</mi>
          <mn>32</mn>
        </msub>
      </mrow>
      <msub>
        <mi>Y</mi>
        <mi>w</mi>
      </msub>
      <mrow>
        <mi>v</mi>
        <mo stretchy="false">−</mo>
        <msub>
          <mi>f</mi>
          <mn>33</mn>
        </msub>
      </mrow>
      <msub>
        <mi>Z</mi>
        <mi>w</mi>
      </msub>
      <mrow>
        <mi>v</mi>
        <mo stretchy="false">−</mo>
        <msub>
          <mi>f</mi>
          <mn>34</mn>
        </msub>
      </mrow>
      <mrow>
        <mi>v</mi>
        <mo stretchy="false">=</mo>
        <mn>0</mn>
      </mrow>
    </mrow>
    <annotation encoding="StarMath 5.0">f_{21}X_{w} + f_{22}Y_{w} + f_{23}Z_{w} + f_{24}- f_{31}X_{w}v - f_{32}Y_{w}v - f_{33}Z_{w}v - f_{34}v = 0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sub>
                  <mi>Y</mi>
                  <mn>1</mn>
                </msub>
              </mtd>
              <mtd>
                <msub>
                  <mi>Z</mi>
                  <mn>1</mn>
                </msub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X</mi>
                    <mn>1</mn>
                  </msub>
                </mrow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Z</mi>
                    <mn>1</mn>
                  </msub>
                </mrow>
              </mtd>
              <mtd>
                <mrow>
                  <mo stretchy="false">−</mo>
                  <msub>
                    <mi>u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X</mi>
                  <mn>1</mn>
                </msub>
              </mtd>
              <mtd>
                <msub>
                  <mi>Y</mi>
                  <mn>1</mn>
                </msub>
              </mtd>
              <mtd>
                <msub>
                  <mi>Z</mi>
                  <mn>1</mn>
                </msub>
              </mtd>
              <mtd>
                <mn>1</mn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X</mi>
                    <mn>1</mn>
                  </msub>
                </mrow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o stretchy="false">−</mo>
                  <msub>
                    <mi>v</mi>
                    <mn>1</mn>
                  </msub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sub>
                  <mi>X</mi>
                  <mi>n</mi>
                </msub>
              </mtd>
              <mtd>
                <msub>
                  <mi>Y</mi>
                  <mi>n</mi>
                </msub>
              </mtd>
              <mtd>
                <msub>
                  <mi>Z</mi>
                  <mi>n</mi>
                </msub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o stretchy="false">−</mo>
                    <msub>
                      <mi>u</mi>
                      <mn>2</mn>
                    </msub>
                  </mrow>
                  <msub>
                    <mi>X</mi>
                    <mn>2</mn>
                  </msub>
                </mrow>
              </mtd>
              <mtd>
                <mrow>
                  <mrow>
                    <mo stretchy="false">−</mo>
                    <msub>
                      <mi>u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row>
                    <mo stretchy="false">−</mo>
                    <msub>
                      <mi>u</mi>
                      <mi>n</mi>
                    </msub>
                  </mrow>
                  <msub>
                    <mi>Z</mi>
                    <mi>n</mi>
                  </msub>
                </mrow>
              </mtd>
              <mtd>
                <mrow>
                  <mo stretchy="false">−</mo>
                  <msub>
                    <mi>u</mi>
                    <mi>n</mi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X</mi>
                  <mi>n</mi>
                </msub>
              </mtd>
              <mtd>
                <msub>
                  <mi>Y</mi>
                  <mi>n</mi>
                </msub>
              </mtd>
              <mtd>
                <msub>
                  <mi>Z</mi>
                  <mi>n</mi>
                </msub>
              </mtd>
              <mtd>
                <mn>1</mn>
              </mtd>
              <mtd>
                <mrow>
                  <mrow>
                    <mo stretchy="false">−</mo>
                    <msub>
                      <mi>v</mi>
                      <mn>2</mn>
                    </msub>
                  </mrow>
                  <msub>
                    <mi>X</mi>
                    <mn>2</mn>
                  </msub>
                </mrow>
              </mtd>
              <mtd>
                <mrow>
                  <mrow>
                    <mo stretchy="false">−</mo>
                    <msub>
                      <mi>v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row>
                    <mo stretchy="false">−</mo>
                    <msub>
                      <mi>v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o stretchy="false">−</mo>
                  <msub>
                    <mi>v</mi>
                    <mi>n</mi>
                  </msub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sub>
                  <mi>f</mi>
                  <mn>11</mn>
                </msub>
              </mtd>
            </mtr>
            <mtr>
              <mtd>
                <msub>
                  <mi>f</mi>
                  <mn>12</mn>
                </msub>
              </mtd>
            </mtr>
            <mtr>
              <mtd>
                <msub>
                  <mi>f</mi>
                  <mn>13</mn>
                </msub>
              </mtd>
            </mtr>
            <mtr>
              <mtd>
                <msub>
                  <mi>f</mi>
                  <mn>14</mn>
                </msub>
              </mtd>
            </mtr>
            <mtr>
              <mtd>
                <msub>
                  <mi>f</mi>
                  <mn>21</mn>
                </msub>
              </mtd>
            </mtr>
            <mtr>
              <mtd>
                <msub>
                  <mi>f</mi>
                  <mn>22</mn>
                </msub>
              </mtd>
            </mtr>
            <mtr>
              <mtd>
                <msub>
                  <mi>f</mi>
                  <mn>23</mn>
                </msub>
              </mtd>
            </mtr>
            <mtr>
              <mtd>
                <msub>
                  <mi>f</mi>
                  <mn>24</mn>
                </msub>
              </mtd>
            </mtr>
            <mtr>
              <mtd>
                <msub>
                  <mi>f</mi>
                  <mn>31</mn>
                </msub>
              </mtd>
            </mtr>
            <mtr>
              <mtd>
                <msub>
                  <mi>f</mi>
                  <mn>32</mn>
                </msub>
              </mtd>
            </mtr>
            <mtr>
              <mtd>
                <msub>
                  <mi>f</mi>
                  <mn>33</mn>
                </msub>
              </mtd>
            </mtr>
            <mtr>
              <mtd>
                <msub>
                  <mi>f</mi>
                  <mn>34</mn>
                </msub>
              </mtd>
            </mtr>
          </mtable>
        </mrow>
        <mo fence="true" stretchy="true">]</mo>
      </mrow>
    </mrow>
    <annotation encoding="StarMath 5.0">left [ matrix{
X_{1}#Y_{1}#Z_{1}#1 # 0#0#0#0 # -u_{1}X_{1} # -u_{1}Y_{1} # -u_{1}Z_{1} #-u_{1}## 
0#0#0#0 # X_{1}#Y_{1}#Z_{1}#1 # -v_{1}X_{1} # -v_{1}Y_{1} # -v_{1}Y_{1} #-v_{1}##
...#...#...#...#...#...#...#...#...#...#...#...##
X_{n}#Y_{n}#Z_{n}#1 # 0#0#0#0 # -u_{2}X_{2} # -u_{n}Y_{n} # -u_{n}Z_{n} #-u_{n}## 
0#0#0#0 # X_{n}#Y_{n}#Z_{n}#1 # -v_{2}X_{2} # -v_{n}Y_{n} # -v_{n}Y_{n} #-v_{n}
}right ]
=left [ matrix{f_{11} ## f_{12} ## f_{13} ## f_{14} ## f_{21} ## f_{22} ## f_{23} ## f_{24} ## f_{31} ## f_{32} ## f_{33} ## f_{34}} right ]</annotation>
  </semantics>
</math>
</file>

<file path=Object 6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R</mi>
                </mtd>
                <mtd>
                  <mi>t</mi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=</mo>
        <msup>
          <mi>K</mi>
          <mrow>
            <mo stretchy="false">−</mo>
            <mn>1</mn>
          </mrow>
        </msup>
      </mrow>
      <mrow>
        <mo fence="true" stretchy="true">[</mo>
        <mrow>
          <mtable>
            <mtr>
              <mtd>
                <msub>
                  <mi>f</mi>
                  <mn>11</mn>
                </msub>
              </mtd>
              <mtd>
                <msub>
                  <mi>f</mi>
                  <mn>12</mn>
                </msub>
              </mtd>
              <mtd>
                <msub>
                  <mi>f</mi>
                  <mn>13</mn>
                </msub>
              </mtd>
              <mtd>
                <msub>
                  <mi>f</mi>
                  <mn>14</mn>
                </msub>
              </mtd>
            </mtr>
            <mtr>
              <mtd>
                <msub>
                  <mi>f</mi>
                  <mn>21</mn>
                </msub>
              </mtd>
              <mtd>
                <msub>
                  <mi>f</mi>
                  <mn>22</mn>
                </msub>
              </mtd>
              <mtd>
                <msub>
                  <mi>f</mi>
                  <mn>23</mn>
                </msub>
              </mtd>
              <mtd>
                <msub>
                  <mi>f</mi>
                  <mn>24</mn>
                </msub>
              </mtd>
            </mtr>
            <mtr>
              <mtd>
                <msub>
                  <mi>f</mi>
                  <mn>31</mn>
                </msub>
              </mtd>
              <mtd>
                <msub>
                  <mi>f</mi>
                  <mn>32</mn>
                </msub>
              </mtd>
              <mtd>
                <msub>
                  <mi>f</mi>
                  <mn>33</mn>
                </msub>
              </mtd>
              <mtd>
                <msub>
                  <mi>f</mi>
                  <mn>34</mn>
                </msub>
              </mtd>
            </mtr>
          </mtable>
        </mrow>
        <mo fence="true" stretchy="true">]</mo>
      </mrow>
    </mrow>
    <annotation encoding="StarMath 5.0">left [ matrix{R # t ## 0 # 1} right ]=K^-1 left [ matrix{f_{11} # f_{12} # f_{13} # f_{14} ## f_{21} # f_{22} # f_{23} # f_{24} ## f_{31} # f_{32} # f_{33} # f_{34}} right ]</annotation>
  </semantics>
</math>
</file>